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1B54F5BC180B40873B5.png" manifest:media-type="image/png"/>
  <manifest:file-entry manifest:full-path="Pictures/10000000000001E7000000FD8D092E637B7E3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27cm, 0.8cm, 5.5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cm, 3.8cm)" draw:image-opacity="100%" style:mirror="none"/>
    </style:style>
    <style:style style:name="gr3" style:family="graphic" style:parent-style-name="objectwithoutfill">
      <style:graphic-properties svg:stroke-width="0.03cm" draw:marker-start-width="0.22cm" draw:marker-end="" draw:marker-end-width="0.22cm" draw:fill="none" draw:textarea-vertical-align="middle" fo:padding-top="0.115cm" fo:padding-bottom="0.115cm" fo:padding-left="0.24cm" fo:padding-right="0.24cm"/>
    </style:style>
    <style:style style:name="gr4" style:family="graphic" style:parent-style-name="standard">
      <style:graphic-properties svg:stroke-width="0.03cm" draw:marker-start-width="0.23cm" draw:marker-end-width="0.23cm" draw:textarea-horizontal-align="justify" draw:textarea-vertical-align="middle" draw:auto-grow-height="false" fo:min-height="1.024cm" fo:min-width="2.894cm" fo:padding-top="0.115cm" fo:padding-bottom="0.115cm" fo:padding-left="0.24cm" fo:padding-right="0.24cm"/>
    </style:style>
    <style:style style:name="gr5" style:family="graphic" style:parent-style-name="objectwithoutfill">
      <style:graphic-properties draw:stroke="solid" draw:stroke-dash="Line_20_with_20_Fine_20_Dots" svg:stroke-width="0.02cm" draw:marker-start-width="0.215cm" draw:marker-end="" draw:marker-end-width="0.215cm" draw:fill="none" draw:textarea-vertical-align="middle" fo:padding-top="0.11cm" fo:padding-bottom="0.11cm" fo:padding-left="0.235cm" fo:padding-right="0.235cm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objectwithoutfill">
      <style:graphic-properties draw:stroke="solid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fo:background-color="transparent" style:font-size-asian="18pt" style:font-size-complex="18pt"/>
    </style:style>
    <style:style style:name="P4" style:family="paragraph">
      <loext:graphic-properties draw:fill="none" draw:fill-color="#ffffff"/>
      <style:text-properties fo:font-size="11pt" fo:background-color="transparen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style:font-name="Liberation Sans1" fo:font-size="11pt" fo:background-color="transparent" style:font-name-asian="Liberation Sans1" style:font-size-asian="18pt" style:font-name-complex="Liberation Sans1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99cm" svg:height="6.248cm" svg:x="5.8cm" svg:y="13.371cm">
          <draw:image xlink:href="Pictures/10000000000001E7000000FD8D092E637B7E3E4C.png" xlink:type="simple" xlink:show="embed" xlink:actuate="onLoad">
            <text:p/>
          </draw:image>
        </draw:frame>
        <draw:frame draw:style-name="gr2" draw:text-style-name="P1" draw:layer="layout" svg:width="8.2cm" svg:height="8.448cm" svg:x="12.2cm" svg:y="11.6cm">
          <draw:image xlink:href="Pictures/1000000000000237000001B54F5BC180B40873B5.png" xlink:type="simple" xlink:show="embed" xlink:actuate="onLoad">
            <text:p/>
          </draw:image>
        </draw:frame>
        <draw:line draw:style-name="gr3" draw:text-style-name="P2" draw:layer="layout" svg:x1="6cm" svg:y1="14.3cm" svg:x2="6cm" svg:y2="19.7cm">
          <text:p/>
        </draw:line>
        <draw:custom-shape draw:style-name="gr4" draw:text-style-name="P1" draw:layer="layout" svg:width="4.8cm" svg:height="1.8cm" svg:x="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8cm" svg:y1="14.3cm" svg:x2="10.8cm" svg:y2="19.7cm">
          <text:p/>
        </draw:line>
        <draw:line draw:style-name="gr5" draw:text-style-name="P2" draw:layer="layout" svg:x1="8.4cm" svg:y1="12.2cm" svg:x2="8.4cm" svg:y2="19.7cm">
          <text:p/>
        </draw:line>
        <draw:path draw:style-name="gr6" draw:text-style-name="P2" draw:layer="layout" svg:width="0.721cm" svg:height="0.327cm" draw:transform="rotate (-3.14159265358979) translate (8.80010661641487cm 12.8999047666143cm)" svg:viewBox="0 0 722 328" svg:d="M525 281c60-1 141 9 177-46 27-40 29-92-8-128-46-42-106-77-173-92-49-11-101-13-151-14-58-1-116-6-173 14-56 20-121 26-168 61-56 39-18 97 8 138 29 44 73 83 130 99 54 15 117 23 172 3l13-7">
          <text:p/>
        </draw:path>
        <draw:frame draw:style-name="gr7" draw:text-style-name="P4" draw:layer="layout" svg:width="0.7cm" svg:height="0.683cm" svg:x="8.6cm" svg:y="12cm">
          <draw:text-box>
            <text:p text:style-name="P3"><text:span text:style-name="T1">Ω</text:span></text:p>
          </draw:text-box>
        </draw:frame>
        <draw:frame draw:style-name="gr8" draw:text-style-name="P6" draw:layer="layout" svg:width="2.6cm" svg:height="0.645cm" svg:x="11.1cm" svg:y="17.8cm">
          <draw:text-box>
            <text:p text:style-name="P5"><text:span text:style-name="T2">Vortex sheet</text:span></text:p>
          </draw:text-box>
        </draw:frame>
        <draw:line draw:style-name="gr9" draw:text-style-name="P2" draw:layer="layout" svg:x1="11.2cm" svg:y1="18.1cm" svg:x2="9.8cm" svg:y2="18.1cm">
          <text:p/>
        </draw:line>
        <draw:frame draw:style-name="gr8" draw:text-style-name="P6" draw:layer="layout" svg:width="2.6cm" svg:height="0.645cm" svg:x="10.5cm" svg:y="12.8cm">
          <draw:text-box>
            <text:p text:style-name="P5"><text:span text:style-name="T2">Blade</text:span></text:p>
          </draw:text-box>
        </draw:frame>
        <draw:line draw:style-name="gr9" draw:text-style-name="P2" draw:layer="layout" svg:x1="10.6cm" svg:y1="13.1cm" svg:x2="10.1cm" svg:y2="14.0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_32__20_Dots_20_1_20_Dash" svg:stroke-width="0.05cm" svg:stroke-color="#000000" draw:marker-start-width="0.28cm" draw:marker-start-center="false" draw:marker-end-width="0.28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_32__20_Dots_20_1_20_Dash" svg:stroke-width="0.02cm" svg:stroke-color="#000000" draw:marker-start-width="0.24cm" draw:marker-end="Symmetric_20_Arrow" draw:marker-end-width="0.2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15:40:30.691497962</meta:creation-date>
    <dc:date>2021-04-27T16:01:46.144409269</dc:date>
    <meta:editing-duration>PT4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